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officeooo:rsid="000a1598" officeooo:paragraph-rsid="000a159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a1598" officeooo:paragraph-rsid="000a159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ES" officeooo:rsid="000a1598" officeooo:paragraph-rsid="000a1598" style:font-size-asian="10.5pt"/>
    </style:style>
    <style:style style:name="P4" style:family="paragraph" style:parent-style-name="Standard">
      <style:paragraph-properties fo:line-height="200%" fo:text-align="start" style:justify-single-word="false"/>
      <style:text-properties fo:language="es" fo:country="ES" officeooo:rsid="000eae3d" officeooo:paragraph-rsid="001349b1" style:font-size-asian="10.5pt"/>
    </style:style>
    <style:style style:name="P5" style:family="paragraph" style:parent-style-name="Standard">
      <style:paragraph-properties fo:line-height="200%" fo:text-align="center" style:justify-single-word="false"/>
      <style:text-properties fo:language="es" fo:country="ES" fo:font-style="italic" officeooo:rsid="00186c5e" officeooo:paragraph-rsid="00186c5e" style:font-size-asian="10.5pt" style:font-style-asian="italic" style:font-style-complex="italic"/>
    </style:style>
    <style:style style:name="P6" style:family="paragraph" style:parent-style-name="Standard">
      <style:paragraph-properties fo:line-height="200%" fo:text-align="start" style:justify-single-word="false"/>
      <style:text-properties officeooo:rsid="000a1598" officeooo:paragraph-rsid="001bdf95"/>
    </style:style>
    <style:style style:name="P7" style:family="paragraph" style:parent-style-name="Standard">
      <style:paragraph-properties fo:line-height="200%" fo:text-align="start" style:justify-single-word="false"/>
      <style:text-properties officeooo:rsid="000a1598" officeooo:paragraph-rsid="001cdaa0"/>
    </style:style>
    <style:style style:name="T1" style:family="text">
      <style:text-properties fo:language="es" fo:country="ES" style:font-size-asian="10.5pt"/>
    </style:style>
    <style:style style:name="T2" style:family="text">
      <style:text-properties fo:language="es" fo:country="ES" officeooo:rsid="000abea6" style:font-size-asian="10.5pt"/>
    </style:style>
    <style:style style:name="T3" style:family="text">
      <style:text-properties fo:language="es" fo:country="ES" officeooo:rsid="000aec03" style:font-size-asian="10.5pt"/>
    </style:style>
    <style:style style:name="T4" style:family="text">
      <style:text-properties fo:language="es" fo:country="ES" officeooo:rsid="000c5512" style:font-size-asian="10.5pt"/>
    </style:style>
    <style:style style:name="T5" style:family="text">
      <style:text-properties fo:language="es" fo:country="ES" officeooo:rsid="000eae3d" style:font-size-asian="10.5pt"/>
    </style:style>
    <style:style style:name="T6" style:family="text">
      <style:text-properties fo:language="es" fo:country="ES" officeooo:rsid="000ff0cb" style:font-size-asian="10.5pt"/>
    </style:style>
    <style:style style:name="T7" style:family="text">
      <style:text-properties fo:language="es" fo:country="ES" officeooo:rsid="00116d5e" style:font-size-asian="10.5pt"/>
    </style:style>
    <style:style style:name="T8" style:family="text">
      <style:text-properties fo:language="es" fo:country="ES" officeooo:rsid="00145000" style:font-size-asian="10.5pt"/>
    </style:style>
    <style:style style:name="T9" style:family="text">
      <style:text-properties fo:language="es" fo:country="ES" officeooo:rsid="00158d38" style:font-size-asian="10.5pt"/>
    </style:style>
    <style:style style:name="T10" style:family="text">
      <style:text-properties fo:language="es" fo:country="ES" officeooo:rsid="0017acff" style:font-size-asian="10.5pt"/>
    </style:style>
    <style:style style:name="T11" style:family="text">
      <style:text-properties fo:language="es" fo:country="ES" officeooo:rsid="00186c5e" style:font-size-asian="10.5pt"/>
    </style:style>
    <style:style style:name="T12" style:family="text">
      <style:text-properties fo:language="es" fo:country="ES" officeooo:rsid="00193f19" style:font-size-asian="10.5pt"/>
    </style:style>
    <style:style style:name="T13" style:family="text">
      <style:text-properties fo:language="es" fo:country="ES" officeooo:rsid="001bdf95" style:font-size-asian="10.5pt"/>
    </style:style>
    <style:style style:name="T14" style:family="text">
      <style:text-properties fo:language="es" fo:country="ES" officeooo:rsid="001db395" style:font-size-asian="10.5pt"/>
    </style:style>
    <style:style style:name="T15" style:family="text">
      <style:text-properties officeooo:rsid="00186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85-03</text:p>
      <text:p text:style-name="P1">Mi<text:span text:style-name="T15">rza</text:span>m Perez</text:p>
      <text:p text:style-name="P2"/>
      <text:p text:style-name="P5">Poder</text:p>
      <text:p text:style-name="P3"/>
      <text:p text:style-name="P6"><text:span text:style-name="T13"><text:tab/>U</text:span><text:span text:style-name="T9">no necesita el poder </text:span><text:span text:style-name="T10">y </text:span><text:span text:style-name="T9">la capacidad de convencer y </text:span><text:span text:style-name="T11">dirigir</text:span><text:span text:style-name="T9"> a la gente </text:span><text:span text:style-name="T13">p</text:span><text:span text:style-name="T9">ara provocar el cambio, . </text:span><text:span text:style-name="T1">La </text:span><text:span text:style-name="T4">falta de la </text:span><text:span text:style-name="T1">capacidad de </text:span><text:span text:style-name="T4">la mujer</text:span><text:span text:style-name="T1"> para </text:span><text:span text:style-name="T11">llevar acabo</text:span><text:span text:style-name="T1">, </text:span><text:span text:style-name="T4">que es </text:span><text:span text:style-name="T2">demostrad</text:span><text:span text:style-name="T11">a</text:span><text:span text:style-name="T2"> por las acciones del </text:span><text:span text:style-name="T4">Elen</text:span><text:span text:style-name="T6">a</text:span><text:span text:style-name="T4"> contra </text:span><text:span text:style-name="T2">Césa</text:span><text:span text:style-name="T6">r y</text:span><text:span text:style-name="T2"> Miguel,</text:span><text:span text:style-name="T1"> nos comunica que en la sociedad mexicana el poder </text:span><text:span text:style-name="T11">se concentra en </text:span><text:span text:style-name="T1">la mano del hombre</text:span><text:span text:style-name="T3">. </text:span></text:p>
      <text:p text:style-name="P6"><text:span text:style-name="T3"><text:tab/></text:span><text:span text:style-name="T11">L</text:span><text:span text:style-name="T8">a mujer en la sociedad mexicana </text:span><text:span text:style-name="T11">tiene</text:span><text:span text:style-name="T8"> </text:span><text:span text:style-name="T11">tan </text:span><text:span text:style-name="T8">poco </text:span><text:span text:style-name="T11">poder </text:span><text:span text:style-name="T8">que cuando ella sabe algo que pued</text:span><text:span text:style-name="T11">e</text:span><text:span text:style-name="T8"> </text:span><text:span text:style-name="T11">revelar</text:span><text:span text:style-name="T8"> las intenciones de un hombre, ella no pued</text:span><text:span text:style-name="T11">e</text:span><text:span text:style-name="T8"> hacer nada. </text:span><text:span text:style-name="T11">L</text:span><text:span text:style-name="T7">a incapacidad de Elena </text:span><text:span text:style-name="T11">de</text:span><text:span text:style-name="T7"> parar la mentira de César </text:span><text:span text:style-name="T11">lo demuestra</text:span><text:span text:style-name="T7">. </text:span><text:span text:style-name="T3">La llegada de Oliver Bolton </text:span><text:span text:style-name="T11">provoca</text:span><text:span text:style-name="T3"> un discurso de la historia de la revolución mexicana, en </text:span><text:span text:style-name="T11">el </text:span><text:span text:style-name="T3">que César empieza a insinuar que él es e</text:span><text:span text:style-name="T2">l “</text:span><text:span text:style-name="T3">más gran revolucionario,” </text:span><text:span text:style-name="T2">César Rubio (pg. </text:span><text:span text:style-name="T3">24) con quien </text:span><text:span text:style-name="T11">comparte</text:span><text:span text:style-name="T3"> el nombre y el apellido. El</text:span><text:span text:style-name="T6">ena</text:span><text:span text:style-name="T3"> </text:span><text:span text:style-name="T6">lo observa</text:span><text:span text:style-name="T4"> </text:span><text:span text:style-name="T6">y más tarde</text:span><text:span text:style-name="T4"> se enfrenta a César </text:span><text:span text:style-name="T11">sobre</text:span><text:span text:style-name="T4"> su mentira. Él responde, “¿Por qué no me desenmascaraste frente a Bolton, frente a mis hijos?” y ella </text:span><text:span text:style-name="T11">dice</text:span><text:span text:style-name="T4">, “Tendrías que ser mujer para comprenderlo” (pg 43), </text:span><text:span text:style-name="T11">lo cual</text:span><text:span text:style-name="T5"> implica que Elena no po</text:span><text:span text:style-name="T11">drí</text:span><text:span text:style-name="T5">a hacer nada a causa de su </text:span><text:span text:style-name="T11">posición</text:span><text:span text:style-name="T5"> en la sociedad mexicana como una mujer. </text:span></text:p>
      <text:p text:style-name="P7"><text:span text:style-name="T5"><text:tab/></text:span><text:span text:style-name="T8"> Aún cuando la mujer </text:span><text:span text:style-name="T11">le </text:span><text:span text:style-name="T8">pide al hombre, y a veces a la mujer, no t</text:span><text:span text:style-name="T11">ienen</text:span><text:span text:style-name="T8"> que hacer nada. Es la palabra del hombre que </text:span><text:span text:style-name="T11">dirige a</text:span><text:span text:style-name="T8"> la gente en la sociedad mexicana. </text:span><text:span text:style-name="T11">La</text:span><text:span text:style-name="T8"> inacción de Miguel y Julia bajo la palabra de su madre y su acción bajo la palabra de su padre </text:span><text:span text:style-name="T11">lo demuestra</text:span><text:span text:style-name="T8">. </text:span><text:span text:style-name="T11">Un p</text:span><text:span text:style-name="T8">oco después </text:span><text:span text:style-name="T11">de </text:span><text:span text:style-name="T8">la conversación entre Elena y César, Miguel llega a la casa con el periódico en </text:span><text:span text:style-name="T11">el </text:span><text:span text:style-name="T8">que hay un artículo sobre el descubrimiento del revolucionario César Rubio. Después de leerlo, Elena sugiere que “debemos irnos inmediatamente” (pg 50). Pide a Julia y Miguel </text:span><text:span text:style-name="T11">que </text:span><text:span text:style-name="T8">empaquen pronto, pero nadie </text:span><text:span text:style-name="T11">hizo</text:span><text:span text:style-name="T8"> nada hasta</text:span><text:span text:style-name="T11"> que</text:span><text:span text:style-name="T8"> César dice “Sí, es necesario” (pg. 50). Inmediatamente, “Julia se dirige a la izquierda,” </text:span><text:soft-page-break/><text:span text:style-name="T8">(pg 50) pero Miguel cuestiona a su padre. Julia trata de convencer a Miguel </text:span><text:span text:style-name="T11">que venga</text:span><text:span text:style-name="T8">, pero él no lo hace hasta </text:span><text:span text:style-name="T11">que </text:span><text:span text:style-name="T8">César, “con esfuerzo” (pg 50), reitera la necesidad de huir. Luego Miguel “cruza hacia la izquierda” (pg. 50). Dos veces las mujeres pide</text:span><text:span text:style-name="T11">n</text:span><text:span text:style-name="T8"> por la cooperación de </text:span><text:span text:style-name="T11">los</text:span><text:span text:style-name="T8"> hombre</text:span><text:span text:style-name="T11">s</text:span><text:span text:style-name="T8">, y dos veces </text:span><text:span text:style-name="T11">los hombres l</text:span><text:span text:style-name="T12">a</text:span><text:span text:style-name="T11"> </text:span><text:span text:style-name="T12">reiteran y luego la hacen</text:span><text:span text:style-name="T11">. </text:span><text:span text:style-name="T8">no hasta el hombre reitera lo que ella dice, él lo hace. </text:span></text:p>
      <text:p text:style-name="P7"><text:span text:style-name="T8"><text:tab/>En efecto, la obra nos muestra que la capacidad de la mujer para provocar el cambio en la sociedad mexicana es socavad</text:span><text:span text:style-name="T11">a</text:span><text:span text:style-name="T8"> por la falta de poder.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57:16.966067000</meta:creation-date>
    <dc:date>2018-02-09T06:54:48.811533000</dc:date>
    <meta:editing-duration>PT1H44M41S</meta:editing-duration>
    <meta:editing-cycles>17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9" meta:word-count="433" meta:character-count="2361" meta:non-whitespace-character-count="1927"/>
  </office:meta>
</office:document-meta>
</file>